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22677622915286939" text:style-name="L1">
        <text:list-item>
          <text:p text:style-name="P1">intro</text:p>
          <text:list>
            <text:list-item>
              <text:p text:style-name="P2">git est un...</text:p>
            </text:list-item>
            <text:list-item>
              <text:p text:style-name="P2">créateur de git...</text:p>
            </text:list-item>
            <text:list-item>
              <text:p text:style-name="P2">il a aussi créé...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2">problèmes sans versionnage (2 grossièrement)</text:p>
                </text:list-item>
                <text:list-item>
                  <text:p text:style-name="P2">versionnage : comment ça marche ? (vocabulaire etc)</text:p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3"><text:span text:style-name="T2">ex autres logiciels importants (</text:span><text:span text:style-name="T1">2 centralisés</text:span><text:span text:style-name="T2"> 2 distribués)</text:span></text:p>
                </text:list-item>
                <text:list-item>
                  <text:p text:style-name="P1">plusieurs modèles</text:p>
                  <text:list>
                    <text:list-item>
                      <text:p text:style-name="P2">2 modèles et leurs principes</text:p>
                    </text:list-item>
                    <text:list-item>
                      <text:p text:style-name="P2">git : quel modèle ?</text:p>
                    </text:list-item>
                    <text:list-item>
                      <text:p text:style-name="P2">avantages git du coup</text:p>
                    </text:list-item>
                  </text:list>
                </text:list-item>
              </text:list>
            </text:list-item>
            <text:list-item>
              <text:p text:style-name="P1">installer git</text:p>
              <text:list>
                <text:list-item>
                  <text:p text:style-name="P4">commande pour configurer git</text:p>
                </text:list-item>
                <text:list-item>
                  <text:p text:style-name="P2">commande pour obtenir des infos sur git</text:p>
                </text:list-item>
              </text:list>
            </text:list-item>
            <text:list-item>
              <text:p text:style-name="P1">premier commit</text:p>
              <text:list>
                <text:list-item>
                  <text:p text:style-name="P2">créer le futur répertoire a gérer avec git</text:p>
                </text:list-item>
                <text:list-item>
                  <text:p text:style-name="P2">indiquer a git qu'il faudra qu'il le gère</text:p>
                </text:list-item>
                <text:list-item>
                  <text:p text:style-name="P1"><text:span text:style-name="T2">créer(/supprimer) un nouveau fichier</text:span> <text:span text:style-name="T1">et dire a git de le considérer dans les commit</text:span></text:p>
                </text:list-item>
                <text:list-item>
                  <text:p text:style-name="P2">perso : ne pas oublier de préciser de considérer les suppressions !!!</text:p>
                </text:list-item>
                <text:list-item>
                  <text:p text:style-name="P2">faire un commit et passer le message en une commande</text:p>
                </text:list-item>
              </text:list>
            </text:list-item>
            <text:list-item>
              <text:p text:style-name="P1">lire l'historique des commit</text:p>
              <text:list>
                <text:list-item>
                  <text:p text:style-name="P2">commande pour afficher tous les commit + 4 infos qu'elle donne par commit + ordre</text:p>
                </text:list-item>
                <text:list-item>
                  <text:p text:style-name="P2">quand besoin de add, et pour commit : quand besoin de a ?</text:p>
                </text:list-item>
              </text:list>
            </text:list-item>
            <text:list-item>
              <text:p text:style-name="P1">se positionner sur un commit donné</text:p>
              <text:list>
                <text:list-item>
                  <text:p text:style-name="P2">revenir en arrière (sans effacer les commit récents)</text:p>
                </text:list-item>
                <text:list-item>
                  <text:p text:style-name="P2">puis repasser sur le dernier commit</text:p>
                </text:list-item>
                <text:list-item>
                  <text:p text:style-name="P2">que faire donc pour corriger une fois commit foireux détecté ? (rien de spé – 2 sol)</text:p>
                </text:list-item>
              </text:list>
            </text:list-item>
          </text:list>
        </text:list-item>
        <text:list-item>
          <text:p text:style-name="P1">apprendre a utiliser github</text:p>
          <text:list>
            <text:list-item>
              <text:p text:style-name="P1">comprendre les remotes</text:p>
              <text:list>
                <text:list-item>
                  <text:p text:style-name="P1">en vérité, git = juste un type de gestionnaire de version. Lequel ?</text:p>
                </text:list-item>
                <text:list-item>
                  <text:p text:style-name="P1">quels problèmes ça engendre ?</text:p>
                </text:list-item>
                <text:list-item>
                  <text:p text:style-name="P1">Solution pour parer ce problème ?</text:p>
                </text:list-item>
                <text:list-item>
                  <text:p text:style-name="P1">Comment s'appelle l' "ordi" utilisé dans cette solution ?</text:p>
                </text:list-item>
                <text:list-item>
                  <text:p text:style-name="P1">principes avancement travail avec git dans ces nouvelles conditions</text:p>
                </text:list-item>
              </text:list>
            </text:list-item>
            <text:list-item>
              <text:p text:style-name="P1">github, qu'est ce que c'est ?</text:p>
              <text:list>
                <text:list-item>
                  <text:p text:style-name="P1">qu'est ce que c'est ?</text:p>
                </text:list-item>
                <text:list-item>
                  <text:p text:style-name="P1">exemple autre site de ce type pour git</text:p>
                </text:list-item>
                <text:list-item>
                  <text:p text:style-name="P1">hébergement gratuit pour un type de code source, payant pour l'autre... Lesquels ?</text:p>
                </text:list-item>
                <text:list-item>
                  <text:p text:style-name="P1">approximativement combien de répertoirs git ?</text:p>
                </text:list-item>
                <text:list-item>
                  <text:p text:style-name="P1">site de github (pas compliqué...)</text:p>
                </text:list-item>
                <text:list-item>
                  <text:p text:style-name="P1">a titre informatif</text:p>
                  <text:list>
                    <text:list-item>
                      <text:p text:style-name="P1">catégorie intéressante pour communiquer nos problèmes (j'arrive pas a trouver)</text:p>
                    </text:list-item>
                    <text:list-item>
                      <text:p text:style-name="P1">machin de recherche avec "t" (trouve pas non plus)</text:p>
                    </text:list-item>
                    <text:list-item>
                      <text:p text:style-name="P1">partage de code en ligne : gist</text:p>
                    </text:list-item>
                    <text:list-item>
                      <text:p text:style-name="P1">qu'est ce qu'un pull resquest ?</text:p>
                    </text:list-item>
                  </text:list>
                </text:list-item>
              </text:list>
            </text:list-item>
            <text:list-item>
              <text:p text:style-name="P1">récupérer du code d'un autre répertoire</text:p>
              <text:list>
                <text:list-item>
                  <text:p text:style-name="P1"><text:soft-page-break/>comment s'appelle l'opération permettant de récupérer un répertoire sur github ?</text:p>
                </text:list-item>
                <text:list-item>
                  <text:p text:style-name="P1">peut-on n'importe quel répertoire git libre de github ?</text:p>
                </text:list-item>
                <text:list-item>
                  <text:p text:style-name="P1">peut-on envoyer les données de notre ordi vers n'importe quel répertoire github ?</text:p>
                </text:list-item>
                <text:list-item>
                  <text:p text:style-name="P1">comment récupérer l'URL d'un répertoire git ?</text:p>
                </text:list-item>
                <text:list-item>
                  <text:p text:style-name="P1">commande linux pour cloner un répertoire git</text:p>
                </text:list-item>
                <text:list-item>
                  <text:p text:style-name="P1">pb vu avant : répertoire créé à l'intérieur du courant quand fair clonage. Normal ?</text:p>
                </text:list-item>
              </text:list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1:18:10</meta:creation-date>
    <meta:generator>OpenOffice/4.0.0$Unix OpenOffice.org_project/400m3$Build-9702</meta:generator>
    <dc:date>2014-10-11T17:43:21</dc:date>
    <dc:creator>yjfjyf jjku</dc:creator>
    <meta:editing-duration>PT4H52M15S</meta:editing-duration>
    <meta:editing-cycles>65</meta:editing-cycles>
    <meta:document-statistic meta:table-count="0" meta:image-count="0" meta:object-count="0" meta:page-count="2" meta:paragraph-count="55" meta:word-count="449" meta:character-count="2370"/>
  </office:meta>
</office:document-meta>
</file>